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080b" officeooo:paragraph-rsid="0015080b"/>
    </style:style>
    <style:style style:name="P2" style:family="paragraph" style:parent-style-name="Standard">
      <style:text-properties officeooo:rsid="0015080b" officeooo:paragraph-rsid="00295a28"/>
    </style:style>
    <style:style style:name="P3" style:family="paragraph" style:parent-style-name="Standard">
      <style:text-properties officeooo:rsid="0015854c" officeooo:paragraph-rsid="00164a7a"/>
    </style:style>
    <style:style style:name="P4" style:family="paragraph" style:parent-style-name="Standard">
      <style:text-properties fo:font-style="italic" officeooo:rsid="0015854c" officeooo:paragraph-rsid="0015854c" style:font-style-asian="italic" style:font-style-complex="italic"/>
    </style:style>
    <style:style style:name="P5" style:family="paragraph" style:parent-style-name="Standard">
      <style:text-properties fo:font-style="italic" officeooo:rsid="001e6b1a" officeooo:paragraph-rsid="001e6b1a" style:font-style-asian="italic" style:font-style-complex="italic"/>
    </style:style>
    <style:style style:name="P6" style:family="paragraph" style:parent-style-name="Standard">
      <style:text-properties fo:font-style="italic" fo:font-weight="normal" officeooo:rsid="00202134" officeooo:paragraph-rsid="00202134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228fb2" officeooo:paragraph-rsid="00228fb2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normal" fo:font-weight="bold" officeooo:rsid="001826df" officeooo:paragraph-rsid="001826df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bold" officeooo:rsid="0027a380" officeooo:paragraph-rsid="0027a380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fo:font-weight="bold" officeooo:rsid="0027f787" officeooo:paragraph-rsid="0027f787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bold" officeooo:rsid="0028fb99" officeooo:paragraph-rsid="0028fb99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fo:font-weight="normal" officeooo:rsid="001826df" officeooo:paragraph-rsid="001826df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826df" officeooo:paragraph-rsid="00221c6b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27a380" officeooo:paragraph-rsid="0027a380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weight="bold" officeooo:rsid="0015854c" officeooo:paragraph-rsid="0025d1b8" style:font-weight-asian="bold" style:font-weight-complex="bold"/>
    </style:style>
    <style:style style:name="P16" style:family="paragraph" style:parent-style-name="Standard">
      <style:text-properties fo:font-weight="bold" officeooo:rsid="0018b73f" officeooo:paragraph-rsid="0018b73f" style:font-weight-asian="bold" style:font-weight-complex="bold"/>
    </style:style>
    <style:style style:name="P17" style:family="paragraph" style:parent-style-name="Standard">
      <style:text-properties fo:font-weight="bold" officeooo:rsid="00295a28" officeooo:paragraph-rsid="00350725" style:font-weight-asian="bold" style:font-weight-complex="bold"/>
    </style:style>
    <style:style style:name="P18" style:family="paragraph" style:parent-style-name="Standard">
      <style:text-properties fo:font-weight="bold" officeooo:rsid="00350725" officeooo:paragraph-rsid="00350725" style:font-weight-asian="bold" style:font-weight-complex="bold"/>
    </style:style>
    <style:style style:name="P19" style:family="paragraph" style:parent-style-name="Standard">
      <style:text-properties fo:font-weight="bold" officeooo:rsid="00350725" officeooo:paragraph-rsid="003a8e81" style:font-weight-asian="bold" style:font-weight-complex="bold"/>
    </style:style>
    <style:style style:name="P20" style:family="paragraph" style:parent-style-name="Standard">
      <style:text-properties fo:font-weight="bold" officeooo:rsid="00350725" officeooo:paragraph-rsid="004ac809" style:font-weight-asian="bold" style:font-weight-complex="bold"/>
    </style:style>
    <style:style style:name="P21" style:family="paragraph" style:parent-style-name="Standard">
      <style:text-properties fo:font-weight="bold" officeooo:rsid="004ac809" officeooo:paragraph-rsid="004ac809" style:font-weight-asian="bold" style:font-weight-complex="bold"/>
    </style:style>
    <style:style style:name="P22" style:family="paragraph" style:parent-style-name="Standard">
      <style:text-properties fo:font-weight="normal" officeooo:rsid="0018b73f" officeooo:paragraph-rsid="0018b73f" style:font-weight-asian="normal" style:font-weight-complex="normal"/>
    </style:style>
    <style:style style:name="P23" style:family="paragraph" style:parent-style-name="Standard">
      <style:text-properties fo:font-weight="normal" officeooo:rsid="00295a28" style:font-weight-asian="normal" style:font-weight-complex="normal"/>
    </style:style>
    <style:style style:name="P24" style:family="paragraph" style:parent-style-name="Standard">
      <style:text-properties fo:font-weight="normal" officeooo:rsid="00295a28" officeooo:paragraph-rsid="00295a28" style:font-weight-asian="normal" style:font-weight-complex="normal"/>
    </style:style>
    <style:style style:name="P25" style:family="paragraph" style:parent-style-name="Standard">
      <style:text-properties fo:font-weight="normal" officeooo:rsid="00295a28" officeooo:paragraph-rsid="003cf1eb" style:font-weight-asian="normal" style:font-weight-complex="normal"/>
    </style:style>
    <style:style style:name="P26" style:family="paragraph" style:parent-style-name="Standard">
      <style:text-properties fo:font-weight="normal" officeooo:rsid="00350725" officeooo:paragraph-rsid="00350725" style:font-weight-asian="normal" style:font-weight-complex="normal"/>
    </style:style>
    <style:style style:name="P27" style:family="paragraph" style:parent-style-name="Standard">
      <style:text-properties fo:font-weight="normal" officeooo:rsid="00350725" officeooo:paragraph-rsid="003c8651" style:font-weight-asian="normal" style:font-weight-complex="normal"/>
    </style:style>
    <style:style style:name="P28" style:family="paragraph" style:parent-style-name="Standard">
      <style:text-properties fo:font-weight="normal" officeooo:rsid="00350725" officeooo:paragraph-rsid="003a8e81" style:font-weight-asian="normal" style:font-weight-complex="normal"/>
    </style:style>
    <style:style style:name="P29" style:family="paragraph" style:parent-style-name="Standard">
      <style:text-properties fo:font-weight="normal" officeooo:paragraph-rsid="004ac809" style:font-weight-asian="normal" style:font-weight-complex="normal"/>
    </style:style>
    <style:style style:name="P30" style:family="paragraph" style:parent-style-name="Standard">
      <style:text-properties fo:font-weight="normal" officeooo:rsid="004ac809" officeooo:paragraph-rsid="004ac809" style:font-weight-asian="normal" style:font-weight-complex="normal"/>
    </style:style>
    <style:style style:name="P31" style:family="paragraph" style:parent-style-name="Standard">
      <style:text-properties officeooo:paragraph-rsid="0018b73f"/>
    </style:style>
    <style:style style:name="P32" style:family="paragraph" style:parent-style-name="Standard">
      <style:text-properties officeooo:rsid="001c930e" officeooo:paragraph-rsid="001c930e"/>
    </style:style>
    <style:style style:name="P33" style:family="paragraph" style:parent-style-name="Standard">
      <style:text-properties officeooo:paragraph-rsid="001ab03d"/>
    </style:style>
    <style:style style:name="P34" style:family="paragraph" style:parent-style-name="Standard">
      <style:text-properties officeooo:paragraph-rsid="00221c6b"/>
    </style:style>
    <style:style style:name="P35" style:family="paragraph" style:parent-style-name="Standard">
      <style:text-properties officeooo:rsid="00164a7a" officeooo:paragraph-rsid="00164a7a"/>
    </style:style>
    <style:style style:name="P36" style:family="paragraph" style:parent-style-name="Standard">
      <style:text-properties officeooo:paragraph-rsid="00350725"/>
    </style:style>
    <style:style style:name="P37" style:family="paragraph" style:parent-style-name="Standard">
      <style:text-properties officeooo:paragraph-rsid="004aec0f"/>
    </style:style>
    <style:style style:name="P38" style:family="paragraph" style:parent-style-name="Standard">
      <style:text-properties officeooo:paragraph-rsid="003cf1eb"/>
    </style:style>
    <style:style style:name="P39" style:family="paragraph" style:parent-style-name="Standard">
      <style:text-properties officeooo:paragraph-rsid="003c8651"/>
    </style:style>
    <style:style style:name="P40" style:family="paragraph" style:parent-style-name="Standard">
      <style:text-properties officeooo:paragraph-rsid="00671306"/>
    </style:style>
    <style:style style:name="P41" style:family="paragraph" style:parent-style-name="Standard">
      <style:text-properties officeooo:paragraph-rsid="006f6efd"/>
    </style:style>
    <style:style style:name="P42" style:family="paragraph" style:parent-style-name="Standard">
      <style:text-properties officeooo:paragraph-rsid="0075328b"/>
    </style:style>
    <style:style style:name="P43" style:family="paragraph" style:parent-style-name="Standard">
      <style:text-properties officeooo:paragraph-rsid="0075d447"/>
    </style:style>
    <style:style style:name="P44" style:family="paragraph" style:parent-style-name="Standard">
      <style:paragraph-properties fo:break-before="page"/>
      <style:text-properties fo:font-weight="normal" officeooo:rsid="00295a28" officeooo:paragraph-rsid="00295a28" style:font-weight-asian="normal" style:font-weight-complex="normal"/>
    </style:style>
    <style:style style:name="P45" style:family="paragraph" style:parent-style-name="Standard">
      <style:text-properties fo:font-weight="bold" officeooo:rsid="004ac809" officeooo:paragraph-rsid="004ac809" style:font-weight-asian="bold" style:font-weight-complex="bold"/>
    </style:style>
    <style:style style:name="P46" style:family="paragraph" style:parent-style-name="Standard">
      <style:text-properties fo:font-weight="bold" officeooo:rsid="004aec0f" officeooo:paragraph-rsid="004aec0f" style:font-weight-asian="bold" style:font-weight-complex="bold"/>
    </style:style>
    <style:style style:name="P47" style:family="paragraph" style:parent-style-name="Standard">
      <style:text-properties fo:font-weight="normal" officeooo:rsid="004ac809" officeooo:paragraph-rsid="00a931bd" style:font-weight-asian="normal" style:font-weight-complex="normal"/>
    </style:style>
    <style:style style:name="P48" style:family="paragraph" style:parent-style-name="Standard">
      <style:text-properties fo:font-weight="normal" officeooo:rsid="004aec0f" officeooo:paragraph-rsid="004aec0f" style:font-weight-asian="normal" style:font-weight-complex="normal"/>
    </style:style>
    <style:style style:name="P49" style:family="paragraph" style:parent-style-name="Standard">
      <style:text-properties fo:font-weight="normal" officeooo:rsid="00350725" officeooo:paragraph-rsid="0075d447" style:font-weight-asian="normal" style:font-weight-complex="normal"/>
    </style:style>
    <style:style style:name="P50" style:family="paragraph" style:parent-style-name="Standard">
      <style:text-properties officeooo:rsid="0080fafa" officeooo:paragraph-rsid="008233a8"/>
    </style:style>
    <style:style style:name="P51" style:family="paragraph" style:parent-style-name="Standard">
      <style:text-properties officeooo:paragraph-rsid="004ac809"/>
    </style:style>
    <style:style style:name="P52" style:family="paragraph" style:parent-style-name="Standard">
      <style:text-properties officeooo:paragraph-rsid="00a758cd"/>
    </style:style>
    <style:style style:name="P53" style:family="paragraph" style:parent-style-name="Standard">
      <style:text-properties officeooo:paragraph-rsid="00cdf50b"/>
    </style:style>
    <style:style style:name="P54" style:family="paragraph" style:parent-style-name="Standard">
      <style:paragraph-properties fo:break-before="page"/>
      <style:text-properties officeooo:paragraph-rsid="0075d447"/>
    </style:style>
    <style:style style:name="T1" style:family="text">
      <style:text-properties officeooo:rsid="0015854c"/>
    </style:style>
    <style:style style:name="T2" style:family="text">
      <style:text-properties officeooo:rsid="001e5fd6"/>
    </style:style>
    <style:style style:name="T3" style:family="text">
      <style:text-properties officeooo:rsid="00221c6b"/>
    </style:style>
    <style:style style:name="T4" style:family="text">
      <style:text-properties fo:font-style="normal" fo:font-weight="bold" officeooo:rsid="001826df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221c6b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272518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officeooo:rsid="00221c6b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38a66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95a28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671306" style:font-style-asian="normal" style:font-weight-asian="normal" style:font-style-complex="normal" style:font-weight-complex="normal"/>
    </style:style>
    <style:style style:name="T11" style:family="text">
      <style:text-properties fo:font-style="normal" officeooo:rsid="00671306" style:font-style-asian="normal" style:font-style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4fce8" style:font-weight-asian="bold" style:font-weight-complex="bold"/>
    </style:style>
    <style:style style:name="T14" style:family="text">
      <style:text-properties fo:font-weight="bold" officeooo:rsid="00295a28" style:font-weight-asian="bold" style:font-weight-complex="bold"/>
    </style:style>
    <style:style style:name="T15" style:family="text">
      <style:text-properties fo:font-weight="bold" officeooo:rsid="00350725" style:font-weight-asian="bold" style:font-weight-complex="bold"/>
    </style:style>
    <style:style style:name="T16" style:family="text">
      <style:text-properties fo:font-weight="bold" officeooo:rsid="004ac809" style:font-weight-asian="bold" style:font-weight-complex="bold"/>
    </style:style>
    <style:style style:name="T17" style:family="text">
      <style:text-properties fo:font-weight="bold" officeooo:rsid="004b87b0" style:font-weight-asian="bold" style:font-weight-complex="bold"/>
    </style:style>
    <style:style style:name="T18" style:family="text">
      <style:text-properties fo:font-weight="bold" officeooo:rsid="007ad37e" style:font-weight-asian="bold" style:font-weight-complex="bold"/>
    </style:style>
    <style:style style:name="T19" style:family="text">
      <style:text-properties officeooo:rsid="0024fce8"/>
    </style:style>
    <style:style style:name="T20" style:family="text">
      <style:text-properties officeooo:rsid="0025d1b8"/>
    </style:style>
    <style:style style:name="T21" style:family="text">
      <style:text-properties officeooo:rsid="0026ef73"/>
    </style:style>
    <style:style style:name="T22" style:family="text">
      <style:text-properties fo:font-style="italic"/>
    </style:style>
    <style:style style:name="T23" style:family="text">
      <style:text-properties fo:font-style="italic" fo:font-weight="normal" style:font-weight-asian="normal" style:font-weight-complex="normal"/>
    </style:style>
    <style:style style:name="T24" style:family="text">
      <style:text-properties fo:font-style="italic" fo:font-weight="normal" officeooo:rsid="00295a28" style:font-weight-asian="normal" style:font-weight-complex="normal"/>
    </style:style>
    <style:style style:name="T25" style:family="text">
      <style:text-properties fo:font-style="italic" fo:font-weight="normal" officeooo:rsid="00350725" style:font-weight-asian="normal" style:font-weight-complex="normal"/>
    </style:style>
    <style:style style:name="T26" style:family="text">
      <style:text-properties fo:font-style="italic" fo:font-weight="normal" officeooo:rsid="005fe8c6" style:font-weight-asian="normal" style:font-weight-complex="normal"/>
    </style:style>
    <style:style style:name="T27" style:family="text">
      <style:text-properties fo:font-style="italic" fo:font-weight="normal" officeooo:rsid="00607e72" style:font-weight-asian="normal" style:font-weight-complex="normal"/>
    </style:style>
    <style:style style:name="T28" style:family="text">
      <style:text-properties fo:font-style="italic" fo:font-weight="normal" officeooo:rsid="0072eae9" style:font-weight-asian="normal" style:font-weight-complex="normal"/>
    </style:style>
    <style:style style:name="T29" style:family="text">
      <style:text-properties fo:font-style="italic" fo:font-weight="normal" officeooo:rsid="004ac809" style:font-weight-asian="normal" style:font-weight-complex="normal"/>
    </style:style>
    <style:style style:name="T30" style:family="text">
      <style:text-properties fo:font-style="italic" officeooo:rsid="004ac809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295a28" style:font-weight-asian="normal" style:font-weight-complex="normal"/>
    </style:style>
    <style:style style:name="T33" style:family="text">
      <style:text-properties fo:font-weight="normal" officeooo:rsid="002b2589" style:font-weight-asian="normal" style:font-weight-complex="normal"/>
    </style:style>
    <style:style style:name="T34" style:family="text">
      <style:text-properties fo:font-weight="normal" officeooo:rsid="002d36d0" style:font-weight-asian="normal" style:font-weight-complex="normal"/>
    </style:style>
    <style:style style:name="T35" style:family="text">
      <style:text-properties fo:font-weight="normal" officeooo:rsid="0031eba6" style:font-weight-asian="normal" style:font-weight-complex="normal"/>
    </style:style>
    <style:style style:name="T36" style:family="text">
      <style:text-properties fo:font-weight="normal" officeooo:rsid="00350725" style:font-weight-asian="normal" style:font-weight-complex="normal"/>
    </style:style>
    <style:style style:name="T37" style:family="text">
      <style:text-properties fo:font-weight="normal" officeooo:rsid="00362c17" style:font-weight-asian="normal" style:font-weight-complex="normal"/>
    </style:style>
    <style:style style:name="T38" style:family="text">
      <style:text-properties fo:font-weight="normal" officeooo:rsid="00375601" style:font-weight-asian="normal" style:font-weight-complex="normal"/>
    </style:style>
    <style:style style:name="T39" style:family="text">
      <style:text-properties fo:font-weight="normal" officeooo:rsid="0062a994" style:font-weight-asian="normal" style:font-weight-complex="normal"/>
    </style:style>
    <style:style style:name="T40" style:family="text">
      <style:text-properties fo:font-weight="normal" officeooo:rsid="0063d703" style:font-weight-asian="normal" style:font-weight-complex="normal"/>
    </style:style>
    <style:style style:name="T41" style:family="text">
      <style:text-properties fo:font-weight="normal" officeooo:rsid="006e57fe" style:font-weight-asian="normal" style:font-weight-complex="normal"/>
    </style:style>
    <style:style style:name="T42" style:family="text">
      <style:text-properties fo:font-weight="normal" officeooo:rsid="0079ec1e" style:font-weight-asian="normal" style:font-weight-complex="normal"/>
    </style:style>
    <style:style style:name="T43" style:family="text">
      <style:text-properties fo:font-weight="normal" officeooo:rsid="007c1ab1" style:font-weight-asian="normal" style:font-weight-complex="normal"/>
    </style:style>
    <style:style style:name="T44" style:family="text">
      <style:text-properties fo:font-weight="normal" officeooo:rsid="007c687b" style:font-weight-asian="normal" style:font-weight-complex="normal"/>
    </style:style>
    <style:style style:name="T45" style:family="text">
      <style:text-properties fo:font-weight="normal" officeooo:rsid="004ac809" style:font-weight-asian="normal" style:font-weight-complex="normal"/>
    </style:style>
    <style:style style:name="T46" style:family="text">
      <style:text-properties fo:font-weight="normal" officeooo:rsid="00aebbc1" style:font-weight-asian="normal" style:font-weight-complex="normal"/>
    </style:style>
    <style:style style:name="T47" style:family="text">
      <style:text-properties fo:font-weight="normal" officeooo:rsid="00c11222" style:font-weight-asian="normal" style:font-weight-complex="normal"/>
    </style:style>
    <style:style style:name="T48" style:family="text">
      <style:text-properties fo:font-weight="normal" officeooo:rsid="00bf7afd" style:font-weight-asian="normal" style:font-weight-complex="normal"/>
    </style:style>
    <style:style style:name="T49" style:family="text">
      <style:text-properties fo:font-weight="normal" officeooo:rsid="00c4cc3e" style:font-weight-asian="normal" style:font-weight-complex="normal"/>
    </style:style>
    <style:style style:name="T50" style:family="text">
      <style:text-properties fo:font-weight="normal" officeooo:rsid="00c82ecd" style:font-weight-asian="normal" style:font-weight-complex="normal"/>
    </style:style>
    <style:style style:name="T51" style:family="text">
      <style:text-properties fo:font-weight="normal" officeooo:rsid="00c93a7d" style:font-weight-asian="normal" style:font-weight-complex="normal"/>
    </style:style>
    <style:style style:name="T52" style:family="text">
      <style:text-properties fo:font-weight="normal" officeooo:rsid="00c9b7ec" style:font-weight-asian="normal" style:font-weight-complex="normal"/>
    </style:style>
    <style:style style:name="T53" style:family="text">
      <style:text-properties fo:font-weight="normal" officeooo:rsid="00cab798" style:font-weight-asian="normal" style:font-weight-complex="normal"/>
    </style:style>
    <style:style style:name="T54" style:family="text">
      <style:text-properties fo:font-weight="normal" officeooo:rsid="00cc4c18" style:font-weight-asian="normal" style:font-weight-complex="normal"/>
    </style:style>
    <style:style style:name="T55" style:family="text">
      <style:text-properties fo:font-weight="normal" officeooo:rsid="00cdf50b" style:font-weight-asian="normal" style:font-weight-complex="normal"/>
    </style:style>
    <style:style style:name="T56" style:family="text">
      <style:text-properties fo:font-weight="normal" officeooo:rsid="00cff09e" style:font-weight-asian="normal" style:font-weight-complex="normal"/>
    </style:style>
    <style:style style:name="T57" style:family="text">
      <style:text-properties fo:font-weight="normal" officeooo:rsid="00d10be1" style:font-weight-asian="normal" style:font-weight-complex="normal"/>
    </style:style>
    <style:style style:name="T58" style:family="text">
      <style:text-properties officeooo:rsid="003a8e81"/>
    </style:style>
    <style:style style:name="T59" style:family="text">
      <style:text-properties officeooo:rsid="004ac809"/>
    </style:style>
    <style:style style:name="T60" style:family="text">
      <style:text-properties officeooo:rsid="00837011"/>
    </style:style>
    <style:style style:name="T61" style:family="text">
      <style:text-properties officeooo:rsid="0084635e"/>
    </style:style>
    <style:style style:name="T62" style:family="text">
      <style:text-properties officeooo:rsid="00860ec1"/>
    </style:style>
    <style:style style:name="T63" style:family="text">
      <style:text-properties officeooo:rsid="0088ac42"/>
    </style:style>
    <style:style style:name="T64" style:family="text">
      <style:text-properties officeooo:rsid="0088c957"/>
    </style:style>
    <style:style style:name="T65" style:family="text">
      <style:text-properties officeooo:rsid="008a9651"/>
    </style:style>
    <style:style style:name="T66" style:family="text">
      <style:text-properties officeooo:rsid="008c4176"/>
    </style:style>
    <style:style style:name="T67" style:family="text">
      <style:text-properties officeooo:rsid="008cf6fb"/>
    </style:style>
    <style:style style:name="T68" style:family="text">
      <style:text-properties officeooo:rsid="0093c605"/>
    </style:style>
    <style:style style:name="T69" style:family="text">
      <style:text-properties officeooo:rsid="009479da"/>
    </style:style>
    <style:style style:name="T70" style:family="text">
      <style:text-properties officeooo:rsid="0095d797"/>
    </style:style>
    <style:style style:name="T71" style:family="text">
      <style:text-properties officeooo:rsid="0095fd3c"/>
    </style:style>
    <style:style style:name="T72" style:family="text">
      <style:text-properties officeooo:rsid="00977e34"/>
    </style:style>
    <style:style style:name="T73" style:family="text">
      <style:text-properties officeooo:rsid="00989fb0"/>
    </style:style>
    <style:style style:name="T74" style:family="text">
      <style:text-properties officeooo:rsid="009cede2"/>
    </style:style>
    <style:style style:name="T75" style:family="text">
      <style:text-properties officeooo:rsid="00a015ca"/>
    </style:style>
    <style:style style:name="T76" style:family="text">
      <style:text-properties officeooo:rsid="00a25857"/>
    </style:style>
    <style:style style:name="T77" style:family="text">
      <style:text-properties officeooo:rsid="00a363bb"/>
    </style:style>
    <style:style style:name="T78" style:family="text">
      <style:text-properties officeooo:rsid="00a3c6f3"/>
    </style:style>
    <style:style style:name="T79" style:family="text">
      <style:text-properties officeooo:rsid="00a5196f"/>
    </style:style>
    <style:style style:name="T80" style:family="text">
      <style:text-properties officeooo:rsid="00a5432f"/>
    </style:style>
    <style:style style:name="T81" style:family="text">
      <style:text-properties officeooo:rsid="00a615c2"/>
    </style:style>
    <style:style style:name="T82" style:family="text">
      <style:text-properties officeooo:rsid="00cab798"/>
    </style:style>
    <style:style style:name="T83" style:family="text">
      <style:text-properties officeooo:rsid="00cff09e"/>
    </style:style>
    <style:style style:name="T84" style:family="text">
      <style:text-properties officeooo:rsid="00d10b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<text:span text:style-name="T31">website_notes</text:span></text:p>
      <text:p text:style-name="P50"><text:span text:style-name="T45"/></text:p>
      <text:p text:style-name="P50"><text:span text:style-name="T16">2021</text:span></text:p>
      <text:p text:style-name="P21">PMU Survivalism</text:p>
      <text:p text:style-name="P52"><text:span text:style-name="T30">#GameDesign #SliceOfLife #3DFPS</text:span><text:span text:style-name="T59"> <text:line-break/></text:span><text:span text:style-name="T66">Civili</text:span><text:span text:style-name="T67">s</text:span><text:span text:style-name="T66">ation is gone. </text:span><text:span text:style-name="T59">Grab a pint, roll up your sleeves, and </text:span><text:span text:style-name="T60">turn</text:span><text:span text:style-name="T59"> your </text:span><text:span text:style-name="T61">old countryside</text:span><text:span text:style-name="T59"> pub </text:span><text:span text:style-name="T60">into a</text:span><text:span text:style-name="T59"> </text:span><text:span text:style-name="T62">nice place. </text:span><text:span text:style-name="T63">Light-simulation game where the player </text:span><text:span text:style-name="T64">builds </text:span><text:span text:style-name="T65">and fixes things </text:span><text:span text:style-name="T68">while </text:span><text:span text:style-name="T75">keeping company to</text:span><text:span text:style-name="T69"> other </text:span><text:span text:style-name="T71">drinkers</text:span><text:span text:style-name="T70">. </text:span><text:span text:style-name="T79">P</text:span><text:span text:style-name="T78">ost-process effects and</text:span><text:span text:style-name="T73"> </text:span><text:span text:style-name="T72">2D </text:span><text:span text:style-name="T80">sprites in a 3D world</text:span><text:span text:style-name="T72"> </text:span><text:span text:style-name="T74">to create a unique </text:span><text:span text:style-name="T76">country</text:span><text:span text:style-name="T81">side-ish</text:span><text:span text:style-name="T77"> </text:span><text:span text:style-name="T74"><text:s/>atmosphere.</text:span></text:p>
      <text:p text:style-name="P21"/>
      <text:p text:style-name="P21">A Frog At The Pool</text:p>
      <text:p text:style-name="P29"><text:span text:style-name="T22">#GameDesign #Cards #FanGame #2D</text:span> </text:p>
      <text:p text:style-name="P51"><text:span text:style-name="T46">It’s Sunday, and Froggy goes to the swimming pool, but the water is all greenish. Who done it ?</text:span></text:p>
      <text:p text:style-name="P51"><text:span text:style-name="T46">A frog detective fan game made with Tabletop Simulator. Find clues on cards, combine numbers and witness a heart-breaking drama. </text:span><text:span text:style-name="T45">Available on the TTS workshop here : https://steamcommunity.com/sharedfiles/filedetails/?id=2413751620 </text:span></text:p>
      <text:p text:style-name="P47"/>
      <text:p text:style-name="P21">Doom : Scary Party</text:p>
      <text:p text:style-name="P51"><text:span text:style-name="T29">#DoomBuilder #Dialogue #FPS</text:span><text:span text:style-name="T45"> <text:line-break/></text:span><text:span text:style-name="T56">Gen-Z demons do not get what is so great about the never-ending battle against humanity. Instead of joining the ranks, they are throwing illegal parties. Chat with various demons, do drugs, enjoy the music and stay alive. A short narrative party experience built with Ultimate Doom Builder.</text:span></text:p>
      <text:p text:style-name="P51"><text:span text:style-name="T56"/></text:p>
      <text:p text:style-name="P30">- - - - - - </text:p>
      <text:p text:style-name="P30"/>
      <text:p text:style-name="P20">2020</text:p>
      <text:p text:style-name="P17"/>
      <text:p text:style-name="P46">Lesbian Moskitos</text:p>
      <text:p text:style-name="P37"><text:span text:style-name="T24">#</text:span><text:span text:style-name="T26">G</text:span><text:span text:style-name="T24">ame</text:span><text:span text:style-name="T26">D</text:span><text:span text:style-name="T24">esign #</text:span><text:span text:style-name="T26">G</text:span><text:span text:style-name="T24">ame</text:span><text:span text:style-name="T26">J</text:span><text:span text:style-name="T24">am #</text:span><text:span text:style-name="T26">U</text:span><text:span text:style-name="T24">nity #2D</text:span><text:span text:style-name="T32"> <text:line-break/><text:line-break/>Two mosquitoes </text:span><text:span text:style-name="T33">are</text:span><text:span text:style-name="T32"> on their first date.</text:span></text:p>
      <text:p text:style-name="P48">Two players on a single gamepad.</text:p>
      <text:p text:style-name="P37"><text:span text:style-name="T33">Drink, chat and try to</text:span><text:span text:style-name="T32"> make </text:span><text:span text:style-name="T34">the date a success</text:span><text:span text:style-name="T33">.</text:span></text:p>
      <text:p text:style-name="P24"/>
      <text:p text:style-name="P24"/>
      <text:p text:style-name="P38"><text:span text:style-name="T14">CAL—</text:span><text:span text:style-name="T17">Veille</text:span><text:span text:style-name="T32"><text:line-break/></text:span><text:span text:style-name="T24">#</text:span><text:span text:style-name="T26">D</text:span><text:span text:style-name="T24">esign #</text:span><text:span text:style-name="T26">P</text:span><text:span text:style-name="T24">hysical #</text:span><text:span text:style-name="T26">S</text:span><text:span text:style-name="T24">ustainable</text:span><text:span text:style-name="T32"> <text:line-break/><text:line-break/>How can we rethink our digital habits while including their energy use and environmental impact ?</text:span></text:p>
      <text:p text:style-name="P25"><text:s/></text:p>
      <text:p text:style-name="P24"/>
      <text:p text:style-name="P41"><text:span text:style-name="T18">Ghost Students</text:span><text:span text:style-name="T32"><text:line-break/></text:span><text:span text:style-name="T24">#</text:span><text:span text:style-name="T27">G</text:span><text:span text:style-name="T24">ame</text:span><text:span text:style-name="T27">D</text:span><text:span text:style-name="T24">esign #</text:span><text:span text:style-name="T27">W</text:span><text:span text:style-name="T24">ebVR #</text:span><text:span text:style-name="T27">A</text:span><text:span text:style-name="T24">-</text:span><text:span text:style-name="T27">F</text:span><text:span text:style-name="T24">rame #3D</text:span><text:span text:style-name="T32"> <text:line-break/><text:line-break/>Applying for a course the old-fashioned way is lame. Catch 10 ghost-students inside a digital </text:span><text:span text:style-name="T35">replica</text:span><text:span text:style-name="T32"> of </text:span><text:span text:style-name="T9">École Estienne </text:span><text:span text:style-name="T32">and g</text:span><text:span text:style-name="T35">raduate </text:span><text:span text:style-name="T24">i n s t a n t l y</text:span><text:span text:style-name="T32">. <text:line-break/></text:span><text:span text:style-name="T41">Try it</text:span><text:span text:style-name="T32"> here : https://leolfg.github.io/</text:span><text:span text:style-name="T43">ghost_students</text:span></text:p>
      <text:p text:style-name="P23"/>
      <text:p text:style-name="P24"/>
      <text:p text:style-name="P30">- - - - - - </text:p>
      <text:p text:style-name="P24"/>
      <text:p text:style-name="P18">2019</text:p>
      <text:p text:style-name="P26"><text:soft-page-break/></text:p>
      <text:p text:style-name="P40"><text:span text:style-name="T15">Asako I&amp;II Credits </text:span><text:span text:style-name="T36"><text:line-break/></text:span><text:span text:style-name="T25">#MotionDesign #2D #Video </text:span><text:span text:style-name="T36"><text:line-break/><text:line-break/>Alternative ending credits for the movie </text:span><text:span text:style-name="T25">Asako I&amp;II </text:span><text:span text:style-name="T10">(2018) </text:span><text:span text:style-name="T11">by Ryūsuke Hamaguchi </text:span><text:span text:style-name="T36"><text:line-break/>Blending images and shots from the movie together using the rotobrush tool. </text:span></text:p>
      <text:p text:style-name="P26"/>
      <text:p text:style-name="P26"/>
      <text:p text:style-name="P26"><text:span text:style-name="T12">Quantum Fish </text:span><text:line-break/><text:span text:style-name="T22">#MotionDesign #AfterEffects #ClosingCredits #2D</text:span> <text:line-break/><text:line-break/>Ending sequence for a lecture about quantum physics and fish given at the <text:span text:style-name="T22">Théâtre du Mouffetard</text:span>, Paris. </text:p>
      <text:p text:style-name="P26"/>
      <text:p text:style-name="P36"><text:span text:style-name="T15">X-TREM VR Diary </text:span><text:span text:style-name="T36"><text:line-break/></text:span><text:span text:style-name="T25">#WebVR #Amsterdam #3D #2D #A-Frame </text:span><text:span text:style-name="T36"><text:line-break/><text:line-break/>VR experience </text:span><text:span text:style-name="T37">about</text:span><text:span text:style-name="T36"> my </text:span><text:span text:style-name="T38">stay</text:span><text:span text:style-name="T36"> </text:span><text:span text:style-name="T38">in</text:span><text:span text:style-name="T36"> the Netherlands. Enjoy stroopwafels, ride your bike and cook soup.<text:line-break/></text:span><text:span text:style-name="T41">Try it</text:span><text:span text:style-name="T36"> here : https://leolfg.github.io/</text:span><text:span text:style-name="T44">vr_diary</text:span><text:span text:style-name="T36">/ </text:span></text:p>
      <text:p text:style-name="P26"/>
      <text:p text:style-name="P19">201<text:span text:style-name="T58">8</text:span></text:p>
      <text:p text:style-name="P19"/>
      <text:p text:style-name="P39"><text:span text:style-name="T15">Morning Routine™ <text:line-break/></text:span><text:span text:style-name="T25">#Unity #3D #</text:span><text:span text:style-name="T28">Narrative</text:span><text:span text:style-name="T36"><text:line-break/><text:line-break/></text:span><text:span text:style-name="T39">Very s</text:span><text:span text:style-name="T36">hort game about how I get ready for school each day. <text:line-break/>Interact with things, read </text:span><text:span text:style-name="T40">french sentences and</text:span><text:span text:style-name="T36"> eat bread.</text:span></text:p>
      <text:p text:style-name="P27"/>
      <text:p text:style-name="P42"><text:span text:style-name="T15">Empreintes <text:line-break/></text:span><text:span text:style-name="T25">#WebAR #XR <text:s/>#EcoleEstienne </text:span><text:span text:style-name="T36"><text:line-break/></text:span><text:span text:style-name="T31"><text:line-break/>AR markers with interviews and bonuses spread throughout </text:span><text:span text:style-name="T23">École Estienne</text:span><text:span text:style-name="T31">, crafted for a round of lectures called </text:span><text:span text:style-name="T23">Estiennales</text:span><text:span text:style-name="T31">. </text:span><text:span text:style-name="T36"><text:s/></text:span></text:p>
      <text:p text:style-name="P28"/>
      <text:p text:style-name="P43"><text:span text:style-name="T15">Rouages Des Services </text:span><text:span text:style-name="T36"><text:line-break/></text:span><text:span text:style-name="T25">#MotionDesign #2D #Video </text:span><text:span text:style-name="T36"><text:line-break/><text:line-break/></text:span><text:span text:style-name="T31">Project about online privacy, green ducks, mean cats and social networks. <text:line-break/>Collage aesthetics because the subject is technical and difficult enough. </text:span></text:p>
      <text:p text:style-name="P54"><text:a xlink:type="simple" xlink:href="https://leolfg.github.io/index.html" text:style-name="Internet_20_link" text:visited-style-name="Visited_20_Internet_20_Link"><text:span text:style-name="T36">← Home</text:span></text:a><text:span text:style-name="T36"> <text:line-break/><text:line-break/>* Education <text:line-break/>Master Degree in Video Games <text:line-break/></text:span><text:span text:style-name="T25">2020-2022 - Cnam-Enjmin, Angoulême</text:span><text:span text:style-name="T36"> <text:line-break/><text:line-break/>Master Degree in Digital Creation <text:line-break/></text:span><text:span text:style-name="T25">2018-2020 - Ecole Estienne, Paris</text:span><text:span text:style-name="T36"> <text:line-break/><text:line-break/>Digital Graphic Design Bachelor <text:line-break/></text:span><text:span text:style-name="T25">2016-2018 - Ecole Estienne, Paris</text:span><text:span text:style-name="T36"> <text:line-break/><text:line-break/><text:line-break/>* Experience <text:line-break/>Capitola, AR/VR<text:line-break/></text:span><text:span text:style-name="T25">2019, Amsterdam - https://capitola.nl/</text:span><text:span text:style-name="T36"> <text:line-break/><text:line-break/>Mr Hello, Motion Design <text:line-break/></text:span><text:span text:style-name="T25">2018, Paris - http://mrhello.fr/</text:span><text:span text:style-name="T36"> <text:line-break/><text:line-break/>Belleville, </text:span><text:span text:style-name="T42">Graphic Design</text:span><text:span text:style-name="T36"> <text:line-break/></text:span><text:span text:style-name="T25">2017, Paris - http://belleville.eu</text:span><text:span text:style-name="T36"> <text:line-break/><text:line-break/><text:line-break/>* About me <text:line-break/>Into original visual experiences, story-driven games and social realism.</text:span></text:p>
      <text:p text:style-name="P49"/>
      <text:p text:style-name="P44"/>
      <text:p text:style-name="P2">les classes</text:p>
      <text:p text:style-name="P1"/>
      <text:p text:style-name="P16">fonts</text:p>
      <text:p text:style-name="P22">avara_ital</text:p>
      <text:p text:style-name="P22">avara_base</text:p>
      <text:p text:style-name="P22"/>
      <text:p text:style-name="P31"><text:span text:style-name="T12">a.</text:span><text:span text:style-name="T13">basictext</text:span></text:p>
      <text:p text:style-name="P35">le texte basique</text:p>
      <text:p text:style-name="P3">avara, blanc, sans underline, 15px</text:p>
      <text:p text:style-name="P4">index → texte introductif</text:p>
      <text:p text:style-name="P4"/>
      <text:p text:style-name="P15">a.<text:span text:style-name="T19">basictext_</text:span><text:span text:style-name="T20">link</text:span></text:p>
      <text:p text:style-name="P32">liste des projets</text:p>
      <text:p text:style-name="P33"><text:span text:style-name="T1">avara, blanc, </text:span><text:span text:style-name="T2">underline on hover</text:span><text:span text:style-name="T1">, 15px</text:span></text:p>
      <text:p text:style-name="P5">portfolio → liste des projets</text:p>
      <text:p text:style-name="P4"/>
      <text:p text:style-name="P8">a.<text:span text:style-name="T21">pink</text:span>links</text:p>
      <text:p text:style-name="P12">les titres roses <text:span text:style-name="T3">cliquables</text:span></text:p>
      <text:p text:style-name="P12">avara italique, rose, underline on hover, 30px</text:p>
      <text:p text:style-name="P6">index →4 catégories</text:p>
      <text:p text:style-name="P6"/>
      <text:p text:style-name="P34"><text:span text:style-name="T4">a</text:span><text:span text:style-name="T5">.</text:span><text:span text:style-name="T6">pinktitles</text:span></text:p>
      <text:p text:style-name="P34"><text:span text:style-name="T7">les </text:span><text:span text:style-name="T8">dates en</text:span><text:span text:style-name="T7"> roses non-cliquables</text:span></text:p>
      <text:p text:style-name="P13">avara italique, rose, 30px</text:p>
      <text:p text:style-name="P7">portfolio → indication des dates</text:p>
      <text:p text:style-name="P7"/>
      <text:p text:style-name="P9">a.back</text:p>
      <text:p text:style-name="P14">pour le bouton retour</text:p>
      <text:p text:style-name="P14">avara_base, 15px, rose, hover underline</text:p>
      <text:p text:style-name="P14"/>
      <text:p text:style-name="P14"/>
      <text:p text:style-name="P10">div 3d_head</text:p>
      <text:p text:style-name="P10"/>
      <text:p text:style-name="P10">div menu_index</text:p>
      <text:p text:style-name="P10"/>
      <text:p text:style-name="P11">div resume</text:p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5T16:46:55.155000000</meta:creation-date>
    <dc:date>2021-04-25T13:40:55.112000000</dc:date>
    <meta:editing-duration>PT4H6M19S</meta:editing-duration>
    <meta:editing-cycles>174</meta:editing-cycles>
    <meta:generator>LibreOffice/7.0.3.1$Windows_X86_64 LibreOffice_project/d7547858d014d4cf69878db179d326fc3483e082</meta:generator>
    <meta:document-statistic meta:table-count="0" meta:image-count="0" meta:object-count="0" meta:page-count="4" meta:paragraph-count="55" meta:word-count="576" meta:character-count="3828" meta:non-whitespace-character-count="3241"/>
  </office:meta>
</office:document-meta>
</file>